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ans" svg:font-family="DejaVu Sans" style:font-family-generic="swiss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style:font-name-asian="Yu Mincho" style:font-name-complex="Calibri" fo:font-weight="bold" style:font-weight-asian="bold" style:font-weight-complex="bold"/>
    </style:style>
    <style:style style:name="P15" style:parent-style-name="Standard" style:family="paragraph">
      <style:text-properties style:font-name="Calibri" style:font-name-complex="Calibri"/>
    </style:style>
    <style:style style:name="T16" style:parent-style-name="Tipodeletrapredefinidodoparágrafo1" style:family="text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7" style:parent-style-name="Standard" style:list-style-name="LFO1" style:family="paragraph">
      <style:text-properties style:font-name="Calibri" style:font-name-asian="Yu Mincho" style:font-name-complex="Calibri"/>
    </style:style>
    <style:style style:name="P18" style:parent-style-name="Standard" style:list-style-name="LFO1" style:family="paragraph">
      <style:text-properties style:font-name="Calibri" style:font-name-asian="Yu Mincho" style:font-name-complex="Calibri"/>
    </style:style>
    <style:style style:name="P19" style:parent-style-name="Standard" style:list-style-name="LFO1" style:family="paragraph">
      <style:text-properties style:font-name="Calibri" style:font-name-asian="Yu Mincho" style:font-name-complex="Calibri"/>
    </style:style>
    <style:style style:name="P20" style:parent-style-name="Standard" style:list-style-name="LFO1" style:family="paragraph">
      <style:text-properties style:font-name="Calibri" style:font-name-asian="Yu Mincho" style:font-name-complex="Calibri"/>
    </style:style>
    <style:style style:name="P21" style:parent-style-name="Standard" style:list-style-name="LFO1" style:family="paragraph">
      <style:text-properties style:font-name="Calibri" style:font-name-asian="Yu Mincho" style:font-name-complex="Calibri"/>
    </style:style>
    <style:style style:name="P22" style:parent-style-name="Standard" style:family="paragraph">
      <style:paragraph-properties fo:text-align="center"/>
      <style:text-properties style:font-name="Calibri" style:font-name-asian="Yu Mincho" style:font-name-complex="Calibri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3" style:parent-style-name="Standard" style:list-style-name="LFO2" style:family="paragraph">
      <style:text-properties style:font-name="Calibri" style:font-name-complex="Calibri"/>
    </style:style>
    <style:style style:name="P24" style:parent-style-name="Standard" style:list-style-name="LFO2" style:family="paragraph"/>
    <style:style style:name="T25" style:parent-style-name="Tipodeletrapredefinidodoparágrafo1" style:family="text">
      <style:text-properties style:font-name="Calibri" style:font-name-complex="Calibri"/>
    </style:style>
    <style:style style:name="T26" style:parent-style-name="Tipodeletrapredefinidodoparágrafo1" style:family="text">
      <style:text-properties style:font-name="Calibri" style:font-name-complex="Calibri" fo:font-style="italic" style:font-style-asian="italic" style:font-style-complex="italic"/>
    </style:style>
    <style:style style:name="T27" style:parent-style-name="Tipodeletrapredefinidodoparágrafo1" style:family="text">
      <style:text-properties style:font-name="Calibri" style:font-name-complex="Calibri"/>
    </style:style>
    <style:style style:name="P28" style:parent-style-name="Standard" style:list-style-name="LFO2" style:family="paragraph">
      <style:text-properties style:font-name="Calibri" style:font-name-complex="Calibri"/>
    </style:style>
    <style:style style:name="P29" style:parent-style-name="Standard" style:list-style-name="LFO2" style:family="paragraph">
      <style:text-properties style:font-name="Calibri" style:font-name-complex="Calibri"/>
    </style:style>
    <style:style style:name="P30" style:parent-style-name="Standard" style:list-style-name="LFO2" style:family="paragraph">
      <style:text-properties style:font-name="Calibri" style:font-name-complex="Calibri"/>
    </style:style>
    <style:style style:name="P31" style:parent-style-name="Standard" style:list-style-name="LFO2" style:family="paragraph">
      <style:text-properties style:font-name="Calibri" style:font-name-complex="Calibri"/>
    </style:style>
    <style:style style:name="P32" style:parent-style-name="Standard" style:list-style-name="LFO2" style:family="paragraph"/>
    <style:style style:name="T33" style:parent-style-name="Tipodeletrapredefinidodoparágrafo1" style:family="text">
      <style:text-properties style:font-name="Calibri" style:font-name-complex="Calibri"/>
    </style:style>
  </office:automatic-styles>
  <office:body>
    <office:text text:use-soft-page-breaks="true">
      <text:p text:style-name="P1">Acta<text:s/>10: Reunião com Orientadores</text:p>
      <text:p text:style-name="P15"/>
      <text:p text:style-name="Standard"><text:span text:style-name="T16">Membros presentes:</text:span></text:p>
      <text:list text:style-name="LFO1" text:continue-numbering="true">
        <text:list-item>
          <text:p text:style-name="P17">João Vieira</text:p>
        </text:list-item>
        <text:list-item>
          <text:p text:style-name="P18">António Moreira</text:p>
        </text:list-item>
        <text:list-item>
          <text:p text:style-name="P19">Luís Diogo<text:s/></text:p>
        </text:list-item>
        <text:list-item>
          <text:p text:style-name="P20">José Silva<text:s/></text:p>
        </text:list-item>
        <text:list-item>
          <text:p text:style-name="P21">Marta Almeida</text:p>
        </text:list-item>
      </text:list>
      <text:p text:style-name="P22">Pontos Discutidos:</text:p>
      <text:list text:style-name="LFO2" text:continue-numbering="true">
        <text:list-item>
          <text:p text:style-name="P23">Os nadadores-salvadores não chefes teriam a localização central no mapa configurada automaticamente a partir da atribuição do posto pelo nadador salvador chefe.</text:p>
        </text:list-item>
        <text:list-item>
          <text:p text:style-name="P24"><text:span text:style-name="T25">No relatório por só as HTA mais<text:s/></text:span><text:span text:style-name="T26">tricky</text:span><text:span text:style-name="T27"><text:s/>para dar como exemplo e pôr em anexo as outras HTA completas</text:span></text:p>
        </text:list-item>
        <text:list-item>
          <text:p text:style-name="P28">Ter users stories a funcionar de princípio ao fim. É muito melhor que ter várias stories a funcionar de forma incompleta!</text:p>
        </text:list-item>
        <text:list-item>
          <text:p text:style-name="P29">Histórico a partir dos dados da API.</text:p>
        </text:list-item>
        <text:list-item>
          <text:p text:style-name="P30">Histórico de perigos, quantas pessoas, temperaturas max e min</text:p>
        </text:list-item>
        <text:list-item>
          <text:p text:style-name="P31">No futuro, poderia ter uma forma de fazer previsões a partir do histórico ( usando machine learning ou algo para achar funções).</text:p>
        </text:list-item>
        <text:list-item>
          <text:p text:style-name="P32"><text:span text:style-name="T33">Focar no relatório, acabar o nadador-salvador e começar os banhista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ans" svg:font-family="DejaVu Sans" style:font-family-generic="swiss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ipodeletrapredefinidodoparágrafo1" style:display-name="Tipo de letra predefinido do parágrafo1" style:family="text"/>
    <style:style style:name="Tipodeletrapredefinidodoparágrafo10" style:display-name="Tipo de letra predefinido do parágrafo1" style:family="text"/>
    <style:style style:name="Tipodeletrapredefinidodoparágrafo100" style:display-name="Tipo de letra predefinido do parágrafo10" style:family="text"/>
    <style:style style:name="Tipodeletrapredefinidodoparágrafo1000" style:display-name="Tipo de letra predefinido do parágrafo100" style:family="text"/>
    <style:style style:name="Tipodeletrapredefinidodoparágrafo10000" style:display-name="Tipo de letra predefinido do parágrafo1000" style:family="text"/>
    <style:style style:name="Tipodeletrapredefinidodoparágrafo100000" style:display-name="Tipo de letra predefinido do parágrafo10000" style:family="text"/>
    <style:style style:name="Tipodeletrapredefinidodoparágrafo1000000" style:display-name="Tipo de letra predefinido do parágrafo100000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1" style:display-name="Lista1" style:family="paragraph" style:parent-style-name="Textbody">
      <style:text-properties fo:hyphenate="false"/>
    </style:style>
    <style:style style:name="Legenda1" style:display-name="Legenda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1" style:display-name="Cabeçalho1" style:family="paragraph" style:parent-style-name="HeaderandFooter">
      <style:text-properties fo:hyphenate="false"/>
    </style:style>
    <style:style style:name="Ênfase1" style:display-name="Ênfase1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iperligação1" style:display-name="Hiperligação1" style:family="text" style:parent-style-name="Tipodeletrapredefinidodoparágrafo1000000">
      <style:text-properties fo:color="#0563C1" style:text-underline-type="single" style:text-underline-style="solid" style:text-underline-width="auto" style:text-underline-mode="continuous"/>
    </style:style>
    <style:style style:name="RodapéCaráter" style:display-name="Rodapé Caráter" style:family="text" style:parent-style-name="Tipodeletrapredefinidodoparágrafo1000000"/>
    <style:style style:name="Rodapé1" style:display-name="Rodapé1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2" style:display-name="Cabeçalho2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" style:display-name="Cabeçalho Caráter" style:family="text" style:parent-style-name="Tipodeletrapredefinidodoparágrafo100000">
      <style:text-properties style:font-name-complex="Mangal" style:font-size-complex="10.5pt"/>
    </style:style>
    <style:style style:name="Rodapé2" style:display-name="Rodapé2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1" style:display-name="Rodapé Caráter1" style:family="text" style:parent-style-name="Tipodeletrapredefinidodoparágrafo100000">
      <style:text-properties style:font-name-complex="Mangal" style:font-size-complex="10.5pt"/>
    </style:style>
    <style:style style:name="Cabeçalho3" style:display-name="Cabeçalho3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1" style:display-name="Cabeçalho Caráter1" style:family="text" style:parent-style-name="Tipodeletrapredefinidodoparágrafo10000">
      <style:text-properties style:font-name-complex="Mangal" style:font-size-complex="10.5pt"/>
    </style:style>
    <style:style style:name="Rodapé3" style:display-name="Rodapé3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2" style:display-name="Rodapé Caráter2" style:family="text" style:parent-style-name="Tipodeletrapredefinidodoparágrafo10000">
      <style:text-properties style:font-name-complex="Mangal" style:font-size-complex="10.5pt"/>
    </style:style>
    <style:style style:name="ParágrafodaLista1" style:display-name="Parágrafo da Lista1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Cabeçalho4" style:display-name="Cabeçalho4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2" style:display-name="Cabeçalho Caráter2" style:family="text" style:parent-style-name="Tipodeletrapredefinidodoparágrafo1000">
      <style:text-properties style:font-name-complex="Mangal" style:font-size-complex="10.5pt"/>
    </style:style>
    <style:style style:name="Rodapé4" style:display-name="Rodapé4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3" style:display-name="Rodapé Caráter3" style:family="text" style:parent-style-name="Tipodeletrapredefinidodoparágrafo1000">
      <style:text-properties style:font-name-complex="Mangal" style:font-size-complex="10.5pt"/>
    </style:style>
    <style:style style:name="Cabeçalho5" style:display-name="Cabeçalho5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3" style:display-name="Cabeçalho Caráter3" style:family="text" style:parent-style-name="Tipodeletrapredefinidodoparágrafo100">
      <style:text-properties style:font-name-complex="Mangal" style:font-size-complex="10.5pt"/>
    </style:style>
    <style:style style:name="Rodapé5" style:display-name="Rodapé5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4" style:display-name="Rodapé Caráter4" style:family="text" style:parent-style-name="Tipodeletrapredefinidodoparágrafo100">
      <style:text-properties style:font-name-complex="Mangal" style:font-size-complex="10.5pt"/>
    </style:style>
    <style:style style:name="Cabeçalho6" style:display-name="Cabeçalho6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4" style:display-name="Cabeçalho Caráter4" style:family="text" style:parent-style-name="Tipodeletrapredefinidodoparágrafo10">
      <style:text-properties style:font-name-complex="Mangal" style:font-size-complex="10.5pt"/>
    </style:style>
    <style:style style:name="Rodapé6" style:display-name="Rodapé6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5" style:display-name="Rodapé Caráter5" style:family="text" style:parent-style-name="Tipodeletrapredefinidodoparágrafo10">
      <style:text-properties style:font-name-complex="Mangal" style:font-size-complex="10.5pt"/>
    </style:style>
    <style:style style:name="Cabeçalho7" style:display-name="Cabeçalho7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5" style:display-name="Cabeçalho Caráter5" style:family="text" style:parent-style-name="Tipodeletrapredefinidodoparágrafo1">
      <style:text-properties style:font-name-complex="Mangal" style:font-size-complex="10.5pt"/>
    </style:style>
    <style:style style:name="Rodapé7" style:display-name="Rodapé7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6" style:display-name="Rodapé Caráter6" style:family="text" style:parent-style-name="Tipodeletrapredefinidodoparágrafo1">
      <style:text-properties style:font-name-complex="Mangal" style:font-size-complex="10.5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6" style:display-name="Cabeçalho Caráter6" style:family="text" style:parent-style-name="Tipodeletrapredefinidodoparágraf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7" style:display-name="Rodapé Caráter7" style:family="text" style:parent-style-name="Tipodeletrapredefinidodopará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  <style:text-properties style:font-name="DejaVu Sans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DejaVu Sans" fo:font-size="14pt" style:font-size-asian="14pt" style:font-size-complex="14pt"/>
    </style:style>
    <style:style style:name="TableColumn5" style:family="table-column">
      <style:table-column-properties style:column-width="2.2291in" style:use-optimal-column-width="false"/>
    </style:style>
    <style:style style:name="TableColumn6" style:family="table-column">
      <style:table-column-properties style:column-width="2.2291in" style:use-optimal-column-width="false"/>
    </style:style>
    <style:style style:name="TableColumn7" style:family="table-column">
      <style:table-column-properties style:column-width="2.2291in" style:use-optimal-column-width="false"/>
    </style:style>
    <style:style style:name="Table4" style:family="table">
      <style:table-properties style:width="6.6875in" fo:margin-left="0in" table:align="left"/>
    </style:style>
    <style:style style:name="TableRow8" style:family="table-row">
      <style:table-row-properties style:min-row-height="0.2083in" style:use-optimal-row-height="false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1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Cabeçalho1" style:family="paragraph">
      <style:paragraph-properties fo:text-align="center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Cabeçalho1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ext:p text:style-name="P2">Universidade de Aveiro - PECI</text:p>
        <text:p text:style-name="P3">Reunião Nº 10 - [27/04/2025] – 18:00</text:p>
      </style:header>
      <style:footer>
        <table:table table:style-name="Table4">
          <table:table-columns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  <table:table-cell table:style-name="TableCell13">
              <text:p text:style-name="P14"/>
            </table:table-cell>
          </table:table-row>
        </table:table>
        <text:p text:style-name="Rodapé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JPNV</meta:initial-creator>
    <dc:creator>Joao Vieira</dc:creator>
    <meta:creation-date>2025-04-08T22:03:00Z</meta:creation-date>
    <dc:date>2025-04-08T22:03:00Z</dc:date>
    <meta:template xlink:href="Normal.dotm" xlink:type="simple"/>
    <meta:editing-cycles>6</meta:editing-cycles>
    <meta:editing-duration>PT0S</meta:editing-duration>
    <meta:document-statistic meta:page-count="1" meta:paragraph-count="1" meta:word-count="127" meta:character-count="818" meta:row-count="5" meta:non-whitespace-character-count="692"/>
  </office:meta>
</office:document-meta>
</file>